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14T16:04:03.79">
            <text:p>2020/7/14 16:04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005cm" draw:caption-point-x="-0.61cm" draw:caption-point-y="0.54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14T16:04:04.31">
            <text:p>20/07/14 16:0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999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9999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/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14T16:04:01.25">
            <text:p>2020/7/14 16:04</text:p>
          </table:table-cell>
          <table:table-cell table:formula="of:=NOW()" office:value-type="date" office:date-value="2020-07-14T16:04:01.25">
            <text:p>2020/7/14 16:04</text:p>
          </table:table-cell>
          <table:table-cell table:formula="of:=NOW()" office:value-type="date" office:date-value="2020-07-14T16:04:01.25">
            <text:p>2020/7/14 16:0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14T16:04:03.79">
            <text:p>2020/7/14 16:04</text:p>
          </table:table-cell>
          <table:table-cell table:formula="of:=NOW()" office:value-type="date" office:date-value="2020-07-14T16:04:03.79">
            <text:p>2020/7/14 16:04</text:p>
          </table:table-cell>
          <table:table-cell table:formula="of:=NOW()" office:value-type="date" office:date-value="2020-07-14T16:04:03.79">
            <text:p>2020/7/14 16:0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14T16:04:03.79">
            <text:p>2020/7/14 16:04</text:p>
          </table:table-cell>
          <table:table-cell table:style-name="ce9" table:formula="of:=NOW()" office:value-type="date" office:date-value="2020-07-14T16:04:03.79">
            <text:p>2020/7/14 16:04</text:p>
          </table:table-cell>
          <table:table-cell table:style-name="ce9" table:formula="of:=NOW()" office:value-type="date" office:date-value="2020-07-14T16:04:03.79">
            <text:p>2020/7/14 16:0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2020/07/14</text:date>, <text:time>16:04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14T16:04:03.60</dc:date>
    <dc:creator>iwabuchi ken</dc:creator>
    <meta:editing-duration>P1DT17H42M6S</meta:editing-duration>
    <meta:editing-cycles>100</meta:editing-cycles>
    <meta:generator>OpenOffice/4.1.3$Win32 OpenOffice.org_project/413m1$Build-9783</meta:generator>
    <meta:document-statistic meta:table-count="6" meta:cell-count="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